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5in" fo:margin-right="-0.3118in" fo:text-indent="0in" style:auto-text-indent="false" style:page-number="auto" fo:background-color="transparent"/>
      <style:text-properties fo:language="it" fo:country="IT" officeooo:rsid="001712fb" officeooo:paragraph-rsid="001712fb"/>
    </style:style>
    <style:style style:name="P2" style:family="paragraph" style:parent-style-name="Standard">
      <loext:graphic-properties draw:fill="none"/>
      <style:paragraph-properties fo:margin-left="-0.5in" fo:margin-right="-0.3118in" fo:text-indent="0in" style:auto-text-indent="false" fo:background-color="transparent"/>
      <style:text-properties fo:language="it" fo:country="IT" officeooo:rsid="001712fb" officeooo:paragraph-rsid="001712fb"/>
    </style:style>
    <style:style style:name="P3" style:family="paragraph" style:parent-style-name="Standard">
      <loext:graphic-properties draw:fill="none"/>
      <style:paragraph-properties fo:margin-left="-0.5in" fo:margin-right="-0.3118in" fo:text-indent="0in" style:auto-text-indent="false" fo:background-color="transparent"/>
      <style:text-properties fo:language="it" fo:country="IT" officeooo:rsid="001735a1" officeooo:paragraph-rsid="001735a1" style:language-asian="zxx" style:country-asian="none" style:language-complex="zxx" style:country-complex="none"/>
    </style:style>
    <style:style style:name="P4" style:family="paragraph" style:parent-style-name="Standard">
      <loext:graphic-properties draw:fill="none"/>
      <style:paragraph-properties fo:margin-left="-0.5in" fo:margin-right="-0.3118in" fo:text-indent="0in" style:auto-text-indent="false" fo:background-color="transparent"/>
      <style:text-properties fo:language="it" fo:country="IT" officeooo:rsid="001735a1" officeooo:paragraph-rsid="001735a1"/>
    </style:style>
    <style:style style:name="P5" style:family="paragraph" style:parent-style-name="Standard">
      <loext:graphic-properties draw:fill="none"/>
      <style:paragraph-properties fo:margin-left="-0.5in" fo:margin-right="-0.3118in" fo:text-indent="0in" style:auto-text-indent="false" fo:background-color="transparent"/>
      <style:text-properties fo:language="it" fo:country="IT" officeooo:rsid="001735a1" officeooo:paragraph-rsid="001850b0"/>
    </style:style>
    <style:style style:name="P6" style:family="paragraph" style:parent-style-name="Standard">
      <loext:graphic-properties draw:fill="none"/>
      <style:paragraph-properties fo:margin-left="-0.5in" fo:margin-right="-0.3118in" fo:text-indent="0in" style:auto-text-indent="false" fo:background-color="transparent"/>
      <style:text-properties fo:language="it" fo:country="IT" officeooo:rsid="001a9eb6" officeooo:paragraph-rsid="001a9eb6"/>
    </style:style>
    <style:style style:name="P7" style:family="paragraph" style:parent-style-name="Standard">
      <loext:graphic-properties draw:fill="none"/>
      <style:paragraph-properties fo:margin-left="-0.5in" fo:margin-right="-0.3118in" fo:text-indent="0in" style:auto-text-indent="false" fo:background-color="transparent"/>
      <style:text-properties officeooo:paragraph-rsid="001712fb"/>
    </style:style>
    <style:style style:name="P8" style:family="paragraph" style:parent-style-name="Standard">
      <loext:graphic-properties draw:fill="none"/>
      <style:paragraph-properties fo:margin-left="-0.5in" fo:margin-right="-0.3118in" fo:text-indent="0in" style:auto-text-indent="false" fo:background-color="transparent"/>
      <style:text-properties officeooo:paragraph-rsid="001850b0"/>
    </style:style>
    <style:style style:name="P9" style:family="paragraph" style:parent-style-name="Standard">
      <loext:graphic-properties draw:fill="none"/>
      <style:paragraph-properties fo:margin-left="-0.5in" fo:margin-right="-0.3118in" fo:text-indent="0in" style:auto-text-indent="false" fo:background-color="transparent"/>
      <style:text-properties officeooo:rsid="001850b0" officeooo:paragraph-rsid="001850b0"/>
    </style:style>
    <style:style style:name="T1" style:family="text">
      <style:text-properties fo:language="it" fo:country="IT" officeooo:rsid="001712fb"/>
    </style:style>
    <style:style style:name="T2" style:family="text">
      <style:text-properties fo:language="it" fo:country="IT" officeooo:rsid="001735a1"/>
    </style:style>
    <style:style style:name="T3" style:family="text">
      <style:text-properties fo:language="it" fo:country="IT" fo:font-weight="bold" officeooo:rsid="001735a1" style:font-weight-asian="bold" style:font-weight-complex="bold"/>
    </style:style>
    <style:style style:name="T4" style:family="text">
      <style:text-properties fo:language="it" fo:country="IT" fo:font-weight="normal" style:font-weight-asian="normal" style:font-weight-complex="normal"/>
    </style:style>
    <style:style style:name="T5" style:family="text">
      <style:text-properties fo:language="it" fo:country="IT" fo:font-weight="normal" officeooo:rsid="001735a1" style:font-weight-asian="normal" style:font-weight-complex="normal"/>
    </style:style>
    <style:style style:name="T6" style:family="text">
      <style:text-properties fo:language="it" fo:country="IT" fo:font-weight="normal" officeooo:rsid="001850b0" style:font-weight-asian="normal" style:font-weight-complex="normal"/>
    </style:style>
    <style:style style:name="T7" style:family="text">
      <style:text-properties fo:language="it" fo:country="IT" officeooo:rsid="001850b0"/>
    </style:style>
    <style:style style:name="T8" style:family="text">
      <style:text-properties officeooo:rsid="001850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ZIONE</text:p>
      <text:p text:style-name="P2">- Deve avere quattro binari standard (due per senso di marcia) con limite di velocità di 80 km/h 5 km prima e 5 km dopo la stazione</text:p>
      <text:p text:style-name="P2">- Deve rispondere alla segnalazione dei treni in arrivo fornendo il binario dove transitare (o fermarsi) oppure se è piena, restituire il binario PARK situato a 5 km dalla stazione</text:p>
      <text:p text:style-name="P2">- Deve poter comunicare con linea ferroviaria per vedere se c’è traffico (i treni possono viaggiare a minima distanza di 10 km tra loro)</text:p>
      <text:p text:style-name="P2">- <text:span text:style-name="T8">Deve contenere il dato intero del chilometro a cui è posta (dal quale poter estrapolare distanza tra varie stazioni)</text:span></text:p>
      <text:p text:style-name="P2"/>
      <text:p text:style-name="P2">std::vector&lt;Treno&gt; standardBinary (4); // Contiene treni al momento presenti in stazione</text:p>
      <text:p text:style-name="P3">Binario giveBinario (const Treno&amp;);<text:tab/>// Restituisce binario al quale far passare il treno sapendo che esso in questo momento è a 20 km dalla stazione e sapendo che esso nel momento dell’invio, invierà un segnale di solo transito oppure di salita/discesa</text:p>
      <text:p text:style-name="P3"/>
      <text:p text:style-name="P3">STAZIONE PRINCIPALE</text:p>
      <text:p text:style-name="P3">- Ha in più due binari di transito (uno per senso di marcia) che “accettano” solo treni di alta velocità o super alta velocità</text:p>
      <text:p text:style-name="P3"/>
      <text:p text:style-name="P3">STAZIONI LOCALI</text:p>
      <text:p text:style-name="P3">- Accettano tutti i tipi di treno</text:p>
      <text:p text:style-name="P2"/>
      <text:p text:style-name="P2">TRENO</text:p>
      <text:p text:style-name="P2">- Deve mandare segnalazione a stazione per richiesta binario dove transitare</text:p>
      <text:p text:style-name="P2">- A seconda del binario ricevuto devono decidere se e quando adeguare velocità</text:p>
      <text:p text:style-name="P2">- <text:tab/>Se si ferma, deve cambiare velocità e restare in stazione 5 min-</text:p>
      <text:p text:style-name="P7"><text:span text:style-name="T1">- Deve </text:span><text:span text:style-name="T2">avere un suo numero identificativo intero</text:span></text:p>
      <text:p text:style-name="P7"><text:span text:style-name="T2">- Deve tenere traccia del tragitto da fare e dell’orario da rispettare</text:span></text:p>
      <text:p text:style-name="P7"><text:span text:style-name="T2">- Deve conoscere tutte le stazioni dal file </text:span><text:span text:style-name="T3">line_description </text:span><text:span text:style-name="T5">(è una cosa fatta all’inizio del programma ed è uguale per tutti i treni)</text:span></text:p>
      <text:p text:style-name="P7"><text:span text:style-name="T5">- Deve tenere traccia di velocità (non c’è mai accelerazione, è istantanea)</text:span></text:p>
      <text:p text:style-name="P8"><text:span text:style-name="T5">- Deve tenere traccia di eventuali ritardi</text:span></text:p>
      <text:p text:style-name="P9"><text:span text:style-name="T4"/></text:p>
      <text:p text:style-name="P8"><text:span text:style-name="T6">static std::vector&lt;Stazione&gt; LISTA_STAZIONI (NUM_STAZIONI);<text:tab/>// es. VENEZIA, MESTRE, PADOVA</text:span></text:p>
      <text:p text:style-name="P9"><text:span text:style-name="T5"/></text:p>
      <text:p text:style-name="P9"><text:span text:style-name="T5">s</text:span><text:span text:style-name="T4">td::vector&lt;Orario&gt; rotta_treno (NUM_STAZIONI);<text:tab/>// contiene orario di arrivo ad ogni stazione nel quale</text:span></text:p>
      <text:p text:style-name="P8"><text:span text:style-name="T5"/></text:p>
      <text:p text:style-name="P9"><text:span text:style-name="T4">void </text:span><text:span text:style-name="T5">a</text:span><text:span text:style-name="T4">ggiungiCorsa(ifstream);</text:span></text:p>
      <text:p text:style-name="P8"><text:span text:style-name="T5"><text:s/></text:span></text:p>
      <text:p text:style-name="P7"><text:span text:style-name="T5"/></text:p>
      <text:p text:style-name="P4">TRENO REGIONALE</text:p>
      <text:p text:style-name="P4">- Ha limite di velocità fissato a 160 km/h</text:p>
      <text:p text:style-name="P4"/>
      <text:p text:style-name="P8"><text:span text:style-name="T2">TRENO </text:span><text:span text:style-name="T7">ALTA VELOCITÀ</text:span></text:p>
      <text:p text:style-name="P5">- Ha limite di velocità fissato a <text:span text:style-name="T8">240</text:span> km/h</text:p>
      <text:p text:style-name="P5"/>
      <text:p text:style-name="P5">TRENO <text:span text:style-name="T8">ALTA VELOCITÀ SUPER</text:span></text:p>
      <text:p text:style-name="P5">- Ha limite di velocità fissato a <text:span text:style-name="T8">300</text:span> km/h</text:p>
      <text:p text:style-name="P5"/>
      <text:p text:style-name="P4">TIMETABLES</text:p>
      <text:p text:style-name="P4">- <text:span text:style-name="T8">Devono essere controllate per vedere se distanze sono percorribili con quella determinata velocità per arrivare a quel determinato orario</text:span></text:p>
      <text:p text:style-name="P4"><text:soft-page-break/>- <text:span text:style-name="T8">Devono essere “assegnate” al treno corrispondente che ne legge gli orari di arrivo</text:span></text:p>
      <text:p text:style-name="P4"/>
      <text:p text:style-name="P6">CONTROLLO TRENO → LEGGO VELOCITÀ</text:p>
      <text:p text:style-name="P6">PRENDO DISTANZA TRA DUE STAZIONI → LEGGO SPAZIO</text:p>
      <text:p text:style-name="P6">ACQUISISCO MINUTI DI PERCORRENZA → LEGGO TEMPO</text:p>
      <text:p text:style-name="P6"/>
      <text:p text:style-name="P6">CALCOLO MINIMO TEMPO POSSIBILE A MASSIMA VELOCITÀ</text:p>
      <text:p text:style-name="P6">SE È MAGGIORE DEL TEMPO SEGNALATO LO CAMB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20:29:26.326435389</meta:creation-date>
    <dc:date>2020-12-28T01:34:16.363537245</dc:date>
    <meta:editing-duration>PT3H8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2" meta:paragraph-count="38" meta:word-count="419" meta:character-count="2559" meta:non-whitespace-character-count="2175"/>
  </office:meta>
</office:document-meta>
</file>